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4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groove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99pt groove #000000" style:text-align-source="fix" style:repeat-content="false" fo:border-left="0.06pt solid #000000" fo:border-right="0.06pt solid #000000" fo:border-top="0.99pt groove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groove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5.77pt" svg:height="295.11pt" svg:x="246.5pt" svg:y="27.86pt">
            <loext:p draw:notify-on-update-of-ranges="Sheet1.B12:Sheet1.B12 Sheet1.B13:Sheet1.B18 Sheet1.C12:Sheet1.C12 Sheet1.C13:Sheet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row table:style-name="ro1" table:number-rows-repeated="1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No. of Applications per year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58767" calcext:value-type="float">
            <text:p>35876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415607" calcext:value-type="float">
            <text:p>41560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442114" calcext:value-type="float">
            <text:p>44211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519427" calcext:value-type="float">
            <text:p>51942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618727" calcext:value-type="float">
            <text:p>618727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647803" calcext:value-type="float">
            <text:p>647803</text:p>
          </table:table-cell>
          <table:table-cell table:number-columns-repeated="8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(2011</text:p>
          </table:table-cell>
          <table:table-cell office:value-type="string" calcext:value-type="string">
            <text:p>DENIED</text:p>
          </table:table-cell>
          <table:table-cell office:value-type="float" office:value="8.119476" calcext:value-type="float">
            <text:p>8.119476</text:p>
          </table:table-cell>
          <table:table-cell office:value-type="string" calcext:value-type="string">
            <text:p>29130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2011</text:p>
          </table:table-cell>
          <table:table-cell office:value-type="string" calcext:value-type="string">
            <text:p>CERTIFIED</text:p>
          </table:table-cell>
          <table:table-cell office:value-type="float" office:value="85.83175" calcext:value-type="float">
            <text:p>85.83175</text:p>
          </table:table-cell>
          <table:table-cell office:value-type="string" calcext:value-type="string">
            <text:p>307936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5:33:50.780362212</meta:creation-date>
    <dc:date>2018-04-23T16:31:07.600779387</dc:date>
    <meta:editing-duration>PT3M26S</meta:editing-duration>
    <meta:editing-cycles>1</meta:editing-cycles>
    <meta:document-statistic meta:table-count="1" meta:cell-count="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63cm" svg:height="10.412cm" xlink:href=".." xlink:type="simple" chart:class="chart:bar" chart:style-name="ch1">
        <chart:legend svg:x="2.581cm" svg:y="0cm" style:legend-expansion="custom" chartooo:width="7.723cm" chartooo:height="2.244cm" style:legend-expansion-aspect-ratio="3.44162210338681" chart:style-name="ch2"/>
        <chart:plot-area chart:style-name="ch3" table:cell-range-address="Sheet1.B12:Sheet1.C18" chart:data-source-has-labels="both" svg:x="0.226cm" svg:y="1.639cm" svg:width="12.721cm" svg:height="7.881cm">
          <chartooo:coordinate-region svg:x="1.588cm" svg:y="1.838cm" svg:width="11.359cm" svg:height="7.035cm"/>
          <chart:axis chart:dimension="x" chart:name="primary-x" chart:style-name="ch4" chartooo:axis-type="auto">
            <chartooo:date-scale/>
            <chart:categories table:cell-range-address="Sheet1.B13:Sheet1.B18"/>
            <chart:grid chart:style-name="ch5" chart:class="major"/>
          </chart:axis>
          <chart:axis chart:dimension="y" chart:name="primary-y" chart:style-name="ch6"/>
          <chart:series chart:style-name="ch7" chart:values-cell-range-address="Sheet1.C13:Sheet1.C18" chart:label-cell-address="Sheet1.C12:Sheet1.C12" chart:class="chart:bar">
            <chart:data-point chart:repeated="4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Applications per year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B13:Sheet1.B18</svg:desc>
                </draw:g>
              </table:table-cell>
              <table:table-cell office:value-type="float" office:value="358767">
                <text:p>358767</text:p>
                <draw:g>
                  <svg:desc>Sheet1.C13:Sheet1.C18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